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15.7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e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SUB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catore genera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olla che ogni PI e PAI sono a una distanza di massimo 6 mes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catore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Controlla che il primo PAI e il primo PI sono a nei primi 30 giorni dal ricovero (limite dal 2022 in poi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catore generale</text:p>
          </table:table-cell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catore genera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ute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Controlla che ci sia almeno un Tinetti o Conley nei giorni intorno al PA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nzione fisica</text:p>
          </table:table-cell>
          <table:table-cell office:value-type="string" calcext:value-type="string">
            <text:p>2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lore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Controlla che ci sia almeno un PAINAD o NRS nei giorni intorno al PA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ioni da pressione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Controlla che ci sia almeno un Braden nei giorni intorno al PA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trizione/idratazione</text:p>
          </table:table-cell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ico sociale</text:p>
          </table:table-cell>
          <table:table-cell office:value-type="string" calcext:value-type="string">
            <text:p>6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gnitivo</text:p>
          </table:table-cell>
          <table:table-cell office:value-type="string" calcext:value-type="string">
            <text:p>7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tività motori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1:56:13.974000000</meta:creation-date>
    <dc:date>2025-04-03T12:15:22.082000000</dc:date>
    <meta:editing-duration>PT8M20S</meta:editing-duration>
    <meta:editing-cycles>1</meta:editing-cycles>
    <meta:document-statistic meta:table-count="1" meta:cell-count="55" meta:object-count="0"/>
    <meta:generator>LibreOffice/24.8.5.2$Windows_X86_64 LibreOffice_project/fddf2685c70b461e7832239a0162a77216259f22</meta:generator>
  </office:meta>
</office:document-meta>
</file>